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303ef" officeooo:paragraph-rsid="001303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am Christiansen</text:p>
      <text:p text:style-name="P1">CS 360 Lab 4 Web Server</text:p>
      <text:p text:style-name="P1"></text:p>
      <text:p text:style-name="P1">To run the server:</text:p>
      <text:p text:style-name="P1"><text:tab/>python web.py -p 8000 (or any other port)</text:p>
      <text:p text:style-name="P1"></text:p>
      <text:p text:style-name="P1">To run the tests:</text:p>
      <text:p text:style-name="P1"><text:tab/>cd web-server-testing-master</text:p>
      <text:p text:style-name="P1"><text:tab/>cd tests</text:p>
      <text:p text:style-name="P1"><text:tab/>then run the desired test</text:p>
      <text:p text:style-name="P1"></text:p>
      <text:p text:style-name="P1"><text:tab/>stress test:</text:p>
      <text:p text:style-name="P1"><text:tab/>python stress-test.py localhost:8000/static/files/largefile.txt -t 100 -d 10</text:p>
      <text:p text:style-name="P1"><text:tab/></text:p>
      <text:p text:style-name="P1"><text:tab/>protocol test: (I did do the extra credit)</text:p>
      <text:p text:style-name="P1"></text:p>
      <text:p text:style-name="P1"><text:tab/>***You need to change the permissions on </text:p>
      <text:p text:style-name="P1"><text:tab/>***web-server-testing-master/web/static/files/test.txt</text:p>
      <text:p text:style-name="P1"><text:tab/>***so that it generates a 403 Forbidden response since I cannot tar a</text:p>
      <text:p text:style-name="P1"><text:tab/>***restricted file</text:p>
      <text:p text:style-name="P1"><text:tab/>***use chmod ugo-rwx test.txt</text:p>
      <text:p text:style-name="P1"></text:p>
      <text:p text:style-name="P1"><text:tab/>python protocol.py -s localhost -p 8000 -e</text:p>
      <text:p text:style-name="P1"></text:p>
      <text:p text:style-name="P1">Describe how you handle non-blocking I/O, timeouts and caching</text:p>
      <text:p text:style-name="P1"><text:tab/>I handle non-blocking I/O by creating non-blocking sockets. (web.py </text:p>
      <text:p text:style-name="P1"><text:tab/>Lines 39,161) Then, when sending or receiving, I check for errors </text:p>
      <text:p text:style-name="P1"><text:tab/>EWOULDBLOCK and EAGAIN and if they are found I try to send again </text:p>
      <text:p text:style-name="P1"><text:tab/>or move on and receive from another socket.(web.py Lines 198, 213, 232, 306)</text:p>
      <text:p text:style-name="P1"></text:p>
      <text:p text:style-name="P1"><text:tab/>I handle timeouts using a mark-and-sweep algorithm which checks each socket</text:p>
      <text:p text:style-name="P1"><text:tab/>and compares the last time it was active with a timeout and closes the socket</text:p>
      <text:p text:style-name="P1"><text:tab/>if it has been inactive too long. (web.py run() Line 83, 124)</text:p>
      <text:p text:style-name="P1"></text:p>
      <text:p text:style-name="P1"><text:tab/>I handle caching by creating a map that maps the socket to the request it has</text:p>
      <text:p text:style-name="P1"><text:tab/>received so far. If the request is complete, I parse the request and send a</text:p>
      <text:p text:style-name="P1"><text:tab/>response. If the request is incomplete, I call receive again and concatenate</text:p>
      <text:p text:style-name="P1"><text:tab/>onto the previous part of the request. (web.py handleClient() Lines 166, 178,</text:p>
      <text:p text:style-name="P1"><text:tab/>187)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2T21:11:06.526066535</meta:creation-date>
    <dc:date>2013-11-02T21:11:31.042406372</dc:date>
    <meta:editing-duration>P0D</meta:editing-duration>
    <meta:editing-cycles>1</meta:editing-cycles>
    <meta:document-statistic meta:table-count="0" meta:image-count="0" meta:object-count="0" meta:page-count="1" meta:paragraph-count="47" meta:word-count="233" meta:character-count="1492" meta:non-whitespace-character-count="1212"/>
    <meta:generator>LibreOffice/4.1.0.4$Linux_X86_64 LibreOffice_project/410$Build-4</meta:generator>
  </office:meta>
</office:document-meta>
</file>